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140.49mm"/>
    </style:style>
    <style:style style:name="co4" style:family="table-column">
      <style:table-column-properties fo:break-before="auto" style:column-width="36.78mm"/>
    </style:style>
    <style:style style:name="co5" style:family="table-column">
      <style:table-column-properties fo:break-before="auto" style:column-width="78.58mm"/>
    </style:style>
    <style:style style:name="co6" style:family="table-column">
      <style:table-column-properties fo:break-before="auto" style:column-width="82.55mm"/>
    </style:style>
    <style:style style:name="co7" style:family="table-column">
      <style:table-column-properties fo:break-before="auto" style:column-width="74.08mm"/>
    </style:style>
    <style:style style:name="co8" style:family="table-column">
      <style:table-column-properties fo:break-before="auto" style:column-width="102.66mm"/>
    </style:style>
    <style:style style:name="co9" style:family="table-column">
      <style:table-column-properties fo:break-before="auto" style:column-width="92.08mm"/>
    </style:style>
    <style:style style:name="co10" style:family="table-column">
      <style:table-column-properties fo:break-before="auto" style:column-width="22.49mm"/>
    </style:style>
    <style:style style:name="co11" style:family="table-column">
      <style:table-column-properties fo:break-before="auto" style:column-width="19.05mm"/>
    </style:style>
    <style:style style:name="ro1" style:family="table-row">
      <style:table-row-properties style:row-height="13.44mm" fo:break-before="auto" style:use-optimal-row-height="false"/>
    </style:style>
    <style:style style:name="ro2" style:family="table-row">
      <style:table-row-properties style:row-height="11.98mm" fo:break-before="auto" style:use-optimal-row-height="false"/>
    </style:style>
    <style:style style:name="ro3" style:family="table-row">
      <style:table-row-properties style:row-height="15.49mm" fo:break-before="auto" style:use-optimal-row-height="false"/>
    </style:style>
    <style:style style:name="ro4" style:family="table-row">
      <style:table-row-properties style:row-height="10.2mm" fo:break-before="auto" style:use-optimal-row-height="false"/>
    </style:style>
    <style:style style:name="ro5" style:family="table-row">
      <style:table-row-properties style:row-height="17.8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19.31mm" fo:break-before="auto" style:use-optimal-row-height="false"/>
    </style:style>
    <style:style style:name="ro8" style:family="table-row">
      <style:table-row-properties style:row-height="22.82mm" fo:break-before="auto" style:use-optimal-row-height="false"/>
    </style:style>
    <style:style style:name="ro9" style:family="table-row">
      <style:table-row-properties style:row-height="27.78mm" fo:break-before="auto" style:use-optimal-row-height="false"/>
    </style:style>
    <style:style style:name="ro10" style:family="table-row">
      <style:table-row-properties style:row-height="14.02mm" fo:break-before="auto" style:use-optimal-row-height="false"/>
    </style:style>
    <style:style style:name="ro11" style:family="table-row">
      <style:table-row-properties style:row-height="17.53mm" fo:break-before="auto" style:use-optimal-row-height="false"/>
    </style:style>
    <style:style style:name="ro12" style:family="table-row">
      <style:table-row-properties style:row-height="12.84mm" fo:break-before="auto" style:use-optimal-row-height="false"/>
    </style:style>
    <style:style style:name="ro13" style:family="table-row">
      <style:table-row-properties style:row-height="16.09mm" fo:break-before="auto" style:use-optimal-row-height="false"/>
    </style:style>
    <style:style style:name="ro14" style:family="table-row">
      <style:table-row-properties style:row-height="19.91mm" fo:break-before="auto" style:use-optimal-row-height="false"/>
    </style:style>
    <style:style style:name="ro15" style:family="table-row">
      <style:table-row-properties style:row-height="11.71mm" fo:break-before="auto" style:use-optimal-row-height="false"/>
    </style:style>
    <style:style style:name="ro16" style:family="table-row">
      <style:table-row-properties style:row-height="15.82mm" fo:break-before="auto" style:use-optimal-row-height="false"/>
    </style:style>
    <style:style style:name="ro17" style:family="table-row">
      <style:table-row-properties style:row-height="33.34mm" fo:break-before="auto" style:use-optimal-row-height="false"/>
    </style:style>
    <style:style style:name="ro18" style:family="table-row">
      <style:table-row-properties style:row-height="42.67mm" fo:break-before="auto" style:use-optimal-row-height="false"/>
    </style:style>
    <style:style style:name="ro19" style:family="table-row">
      <style:table-row-properties style:row-height="17.27mm" fo:break-before="auto" style:use-optimal-row-height="false"/>
    </style:style>
    <style:style style:name="ro20" style:family="table-row">
      <style:table-row-properties style:row-height="12.31mm" fo:break-before="auto" style:use-optimal-row-height="false"/>
    </style:style>
    <style:style style:name="ro21" style:family="table-row">
      <style:table-row-properties style:row-height="25.14mm" fo:break-before="auto" style:use-optimal-row-height="false"/>
    </style:style>
    <style:style style:name="ro22" style:family="table-row">
      <style:table-row-properties style:row-height="20.44mm" fo:break-before="auto" style:use-optimal-row-height="false"/>
    </style:style>
    <style:style style:name="ro23" style:family="table-row">
      <style:table-row-properties style:row-height="29.25mm" fo:break-before="auto" style:use-optimal-row-height="false"/>
    </style:style>
    <style:style style:name="ro24" style:family="table-row">
      <style:table-row-properties style:row-height="25.47mm" fo:break-before="auto" style:use-optimal-row-height="false"/>
    </style:style>
    <style:style style:name="ro25" style:family="table-row">
      <style:table-row-properties style:row-height="11.11mm" fo:break-before="auto" style:use-optimal-row-height="false"/>
    </style:style>
    <style:style style:name="ro26" style:family="table-row">
      <style:table-row-properties style:row-height="7.88mm" fo:break-before="auto" style:use-optimal-row-height="false"/>
    </style:style>
    <style:style style:name="ro27" style:family="table-row">
      <style:table-row-properties style:row-height="9.07mm" fo:break-before="auto" style:use-optimal-row-height="false"/>
    </style:style>
    <style:style style:name="ro28" style:family="table-row">
      <style:table-row-properties style:row-height="14.29mm" fo:break-before="auto" style:use-optimal-row-height="false"/>
    </style:style>
    <style:style style:name="ro29" style:family="table-row">
      <style:table-row-properties style:row-height="14.62mm" fo:break-before="auto" style:use-optimal-row-height="false"/>
    </style:style>
    <style:style style:name="ro30" style:family="table-row">
      <style:table-row-properties style:row-height="24.55mm" fo:break-before="auto" style:use-optimal-row-height="false"/>
    </style:style>
    <style:style style:name="ro31" style:family="table-row">
      <style:table-row-properties style:row-height="12.58mm" fo:break-before="auto" style:use-optimal-row-height="false"/>
    </style:style>
    <style:style style:name="ro32" style:family="table-row">
      <style:table-row-properties style:row-height="29.85mm" fo:break-before="auto" style:use-optimal-row-height="false"/>
    </style:style>
    <style:style style:name="ro33" style:family="table-row">
      <style:table-row-properties style:row-height="28.65mm" fo:break-before="auto" style:use-optimal-row-height="false"/>
    </style:style>
    <style:style style:name="ro34" style:family="table-row">
      <style:table-row-properties style:row-height="38.31mm" fo:break-before="auto" style:use-optimal-row-height="false"/>
    </style:style>
    <style:style style:name="ro35" style:family="table-row">
      <style:table-row-properties style:row-height="23.95mm" fo:break-before="auto" style:use-optimal-row-height="false"/>
    </style:style>
    <style:style style:name="ro36" style:family="table-row">
      <style:table-row-properties style:row-height="15.22mm" fo:break-before="auto" style:use-optimal-row-height="false"/>
    </style:style>
    <style:style style:name="ro37" style:family="table-row">
      <style:table-row-properties style:row-height="16.67mm" fo:break-before="auto" style:use-optimal-row-height="false"/>
    </style:style>
    <style:style style:name="ro38" style:family="table-row">
      <style:table-row-properties style:row-height="11.38mm" fo:break-before="auto" style:use-optimal-row-height="false"/>
    </style:style>
    <style:style style:name="ro39" style:family="table-row">
      <style:table-row-properties style:row-height="7.62mm" fo:break-before="auto" style:use-optimal-row-height="false"/>
    </style:style>
    <style:style style:name="ro40" style:family="table-row">
      <style:table-row-properties style:row-height="9.93mm" fo:break-before="auto" style:use-optimal-row-height="false"/>
    </style:style>
    <style:style style:name="ro41" style:family="table-row">
      <style:table-row-properties style:row-height="7.02mm" fo:break-before="auto" style:use-optimal-row-height="false"/>
    </style:style>
    <style:style style:name="ro42" style:family="table-row">
      <style:table-row-properties style:row-height="7.28mm" fo:break-before="auto" style:use-optimal-row-height="false"/>
    </style:style>
    <style:style style:name="ro43" style:family="table-row">
      <style:table-row-properties style:row-height="8.8mm" fo:break-before="auto" style:use-optimal-row-height="false"/>
    </style:style>
    <style:style style:name="ro44" style:family="table-row">
      <style:table-row-properties style:row-height="19.58mm" fo:break-before="auto" style:use-optimal-row-height="false"/>
    </style:style>
    <style:style style:name="ro45" style:family="table-row">
      <style:table-row-properties style:row-height="15.35mm" fo:break-before="auto" style:use-optimal-row-height="false"/>
    </style:style>
    <style:style style:name="ro46" style:family="table-row">
      <style:table-row-properties style:row-height="12.44mm" fo:break-before="auto" style:use-optimal-row-height="false"/>
    </style:style>
    <style:style style:name="ro47" style:family="table-row">
      <style:table-row-properties style:row-height="10.32mm" fo:break-before="auto" style:use-optimal-row-height="false"/>
    </style:style>
    <style:style style:name="ro48" style:family="table-row">
      <style:table-row-properties style:row-height="10.58mm" fo:break-before="auto" style:use-optimal-row-height="false"/>
    </style:style>
    <style:style style:name="ro49" style:family="table-row">
      <style:table-row-properties style:row-height="11.91mm" fo:break-before="auto" style:use-optimal-row-height="false"/>
    </style:style>
    <style:style style:name="ro50" style:family="table-row">
      <style:table-row-properties style:row-height="18.26mm" fo:break-before="auto" style:use-optimal-row-height="false"/>
    </style:style>
    <style:style style:name="ro51" style:family="table-row">
      <style:table-row-properties style:row-height="13.49mm" fo:break-before="auto" style:use-optimal-row-height="false"/>
    </style:style>
    <style:style style:name="ro52" style:family="table-row">
      <style:table-row-properties style:row-height="12.17mm" fo:break-before="auto" style:use-optimal-row-height="false"/>
    </style:style>
    <style:style style:name="ro53" style:family="table-row">
      <style:table-row-properties style:row-height="5.03mm" fo:break-before="auto" style:use-optimal-row-height="true"/>
    </style:style>
    <style:style style:name="ro54" style:family="table-row">
      <style:table-row-properties style:row-height="5.29mm" fo:break-before="auto" style:use-optimal-row-height="true"/>
    </style:style>
    <style:style style:name="ro55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6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 style:data-style-name="N36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36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66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2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44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44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f6600" style:text-align-source="fix" style:repeat-content="false" fo:wrap-option="wrap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 style:data-style-name="N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18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1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ackground-color="#ff6600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none"/>
      <style:paragraph-properties fo:text-align="center"/>
    </style:style>
    <style:style style:name="ce26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014" table:default-cell-style-name="ce7"/>
        <table:table-column table:style-name="co11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Day of Week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Hours Logged</text:p>
          </table:table-cell>
          <table:table-cell table:style-name="ce15" office:value-type="string" calcext:value-type="string">
            <text:p>Endings</text:p>
          </table:table-cell>
          <table:table-cell table:style-name="ce8" office:value-type="string" calcext:value-type="string">
            <text:p>Graves</text:p>
          </table:table-cell>
          <table:table-cell table:style-name="ce8" office:value-type="string" calcext:value-type="string">
            <text:p>Mariage</text:p>
          </table:table-cell>
          <table:table-cell table:style-name="ce8" office:value-type="string" calcext:value-type="string">
            <text:p>MoEML</text:p>
          </table:table-cell>
          <table:table-cell table:style-name="ce8" office:value-type="string" calcext:value-type="string">
            <text:p>Moses</text:p>
          </table:table-cell>
          <table:table-cell table:style-name="ce8" table:number-columns-repeated="1012"/>
          <table:table-cell table:style-name="ce23" table:number-columns-repeated="2"/>
          <table:table-cell/>
        </table:table-row>
        <table:table-row table:style-name="ro2">
          <table:table-cell table:style-name="ce2" office:value-type="date" office:date-value="2016-05-01" calcext:value-type="date">
            <text:p>2016-05-0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10:00-11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copy-editing updated media.xml document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02T16:29:50" calcext:value-type="date">
            <text:p>2016-05-02</text:p>
          </table:table-cell>
          <table:table-cell office:value-type="string" calcext:value-type="string">
            <text:p>Mon</text:p>
          </table:table-cell>
          <table:table-cell table:style-name="ce5"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inished copy-editing updated media.xml document.; replaced quotes from modern editions in RAMA1.xml with quotes from EEBO texts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5-03" calcext:value-type="date">
            <text:p>2016-05-03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15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Replaced quotes from modern editions in RAMA1.xml with quotes from EEBO texts.</text:p>
          </table:table-cell>
          <table:table-cell table:number-columns-repeated="1016"/>
        </table:table-row>
        <table:table-row table:style-name="ro5">
          <table:table-cell table:style-name="ce2" office:value-type="date" office:date-value="2016-05-04" calcext:value-type="date">
            <text:p>2016-05-0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:00-13:20 &amp; 13:50-16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Developed spreadsheet for recording dramatic extracts; fixed typos in BIBL1.xml and RAMA1.xml (as noticed by JJ and KT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6" calcext:value-type="date">
            <text:p>2016-05-06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5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developing spreadsheet for recording dramatic extracts; met with JT and MDH re: static build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7" calcext:value-type="date">
            <text:p>2016-05-07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20:15-21: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gan writing documentation for external contributors who are recording dramatic extracts.</text:p>
          </table:table-cell>
          <table:table-cell table:number-columns-repeated="1016"/>
        </table:table-row>
        <table:table-row table:style-name="ro7">
          <table:table-cell table:style-name="ce2" office:value-type="date" office:date-value="2016-05-09" calcext:value-type="date">
            <text:p>2016-05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4:00 &amp; 14:3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number-columns-repeated="1016"/>
        </table:table-row>
        <table:table-row table:style-name="ro8">
          <table:table-cell table:style-name="ce2" office:value-type="date" office:date-value="2016-05-10" calcext:value-type="date">
            <text:p>2016-05-10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15-16:30</text:p>
          </table:table-cell>
          <table:table-cell office:value-type="float" office:value="7.25" calcext:value-type="float">
            <text:p>7.25</text:p>
          </table:table-cell>
          <table:table-cell table:number-columns-repeated="3"/>
          <table:table-cell office:value-type="string" calcext:value-type="string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number-columns-repeated="1016"/>
        </table:table-row>
        <table:table-row table:style-name="ro9">
          <table:table-cell table:style-name="ce2" office:value-type="date" office:date-value="2016-05-11T16:28:04" calcext:value-type="date">
            <text:p>2016-05-1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45-16:30</text:p>
          </table:table-cell>
          <table:table-cell office:value-type="float" office:value="7.75" calcext:value-type="float">
            <text:p>7.75</text:p>
          </table:table-cell>
          <table:table-cell table:number-columns-repeated="3"/>
          <table:table-cell office:value-type="string" calcext:value-type="string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number-columns-repeated="1016"/>
        </table:table-row>
        <table:table-row table:style-name="ro10">
          <table:table-cell table:style-name="ce2" office:value-type="date" office:date-value="2016-05-14" calcext:value-type="date">
            <text:p>2016-05-1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:25-11:25; 12:15-13:15, 15:45-19:00</text:p>
          </table:table-cell>
          <table:table-cell office:value-type="float" office:value="6.25" calcext:value-type="float">
            <text:p>6.25</text:p>
          </table:table-cell>
          <table:table-cell/>
          <table:table-cell office:value-type="string" calcext:value-type="string">
            <text:p>Responded to MDH and EGW email about work on Graves diary.</text:p>
          </table:table-cell>
          <table:table-cell/>
          <table:table-cell office:value-type="string" calcext:value-type="string">
            <text:p>Answered MoEML emails; began merging JB's unversioned copy of stow_1598.xml with the copy on SVN.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6-05-15" calcext:value-type="date">
            <text:p>2016-05-15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09:00-15:45</text:p>
          </table:table-cell>
          <table:table-cell table:style-name="ce9" office:value-type="float" office:value="6.75" calcext:value-type="float">
            <text:p>6.75</text:p>
          </table:table-cell>
          <table:table-cell table:style-name="ce17" table:number-columns-repeated="3"/>
          <table:table-cell table:style-name="ce17" office:value-type="string" calcext:value-type="string">
            <text:p>Finished merging JB's unversioned copy of stow_1598.xml with the copy on SVN.</text:p>
          </table:table-cell>
          <table:table-cell table:style-name="ce17"/>
          <table:table-cell table:style-name="ce9" table:number-columns-repeated="1014"/>
          <table:table-cell table:style-name="ce24"/>
        </table:table-row>
        <table:table-row table:style-name="ro11">
          <table:table-cell table:style-name="ce2" office:value-type="date" office:date-value="2016-05-18" calcext:value-type="date">
            <text:p>2016-05-18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6:15-9:30, 10:30-11:00, 13:00-16:30, &amp; 22:00-22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Answered MoEML emails; read through CURT2.xml to identify places where The Curtain is referred to as polygonal.</text:p>
          </table:table-cell>
          <table:table-cell table:number-columns-repeated="1016"/>
        </table:table-row>
        <table:table-row table:style-name="ro12">
          <table:table-cell table:style-name="ce2" office:value-type="date" office:date-value="2016-05-19" calcext:value-type="date">
            <text:p>2016-05-19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7:15-9:15, 12:00-15:30, 16:30-17:00, 21:00-22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Re-wrote and copy-edited documentation for dramatic extracts; answered MoEML emails.</text:p>
          </table:table-cell>
          <table:table-cell table:number-columns-repeated="1016"/>
        </table:table-row>
        <table:table-row table:style-name="ro13">
          <table:table-cell table:style-name="ce2" office:value-type="date" office:date-value="2016-05-20" calcext:value-type="date">
            <text:p>2016-05-20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00-9:00, 13:00-16:15-19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writing documentation for encoding persons; researched reference to "Powlters" in WEST14; answered MoEML emails.</text:p>
          </table:table-cell>
          <table:table-cell table:number-columns-repeated="1016"/>
        </table:table-row>
        <table:table-row table:style-name="ro14">
          <table:table-cell table:style-name="ce2" office:value-type="date" office:date-value="2016-05-21" calcext:value-type="date">
            <text:p>2016-05-2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6:30-9:15, 10:30-12:30, 15:30-16:00, &amp; 16:30-18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22" calcext:value-type="date">
            <text:p>2016-05-2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7:15-9:30, 10:50-11:20, 12:00-16:00, 18:00-18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Finished writing documentation for encoding persons; began encoding documentation for encoding persons (encode_persons.xml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23" calcext:value-type="date">
            <text:p>2016-05-23</text:p>
          </table:table-cell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STAT</text:p>
          </table:table-cell>
          <table:table-cell table:number-columns-repeated="1020"/>
        </table:table-row>
        <table:table-row table:style-name="ro15">
          <table:table-cell table:style-name="ce2" office:value-type="date" office:date-value="2016-05-24" calcext:value-type="date">
            <text:p>2016-05-24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6:0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encoding encode_persons.xml; met with CD, KT, and JT for persathon; organized Asana tasks.</text:p>
          </table:table-cell>
          <table:table-cell table:number-columns-repeated="1016"/>
        </table:table-row>
        <table:table-row table:style-name="ro16">
          <table:table-cell table:style-name="ce2" office:value-type="date" office:date-value="2016-05-25T16:31:19" calcext:value-type="date">
            <text:p>2016-05-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4:00 &amp; 14:3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Finished copy-editing leftover entries in PERS1.xml from Tuesday's persathon; added new entries to PERS1.xml that had relations with entries from the persathon.</text:p>
          </table:table-cell>
          <table:table-cell table:number-columns-repeated="1016"/>
        </table:table-row>
        <table:table-row table:style-name="ro17">
          <table:table-cell table:style-name="ce2" office:value-type="date" office:date-value="2016-05-26" calcext:value-type="date">
            <text:p>2016-05-2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8:30-15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number-columns-repeated="1016"/>
        </table:table-row>
        <table:table-row table:style-name="ro18">
          <table:table-cell table:style-name="ce2" office:value-type="date" office:date-value="2016-05-27T16:05:14" calcext:value-type="date">
            <text:p>2016-05-27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office:value-type="string" calcext:value-type="string">
            <text:p>Mon</text:p>
          </table:table-cell>
          <table:table-cell table:style-name="ce5" office:value-type="string" calcext:value-type="string">
            <text:p>8:30-14:45, 16:00-16:15, &amp; 17:00-18:0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et with JT and JJ re: new FAST code from Endings for timesheets.</text:p>
          </table:table-cell>
          <table:table-cell table:number-columns-repeated="2"/>
          <table:table-cell office:value-type="string" calcext:value-type="string">
            <text:p>Began encoding WALL2.xml.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5-31T16:26:05" calcext:value-type="date">
            <text:p>2016-05-31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00-10:30 &amp; 11:00-17:00</text:p>
          </table:table-cell>
          <table:table-cell table:style-name="ce9" office:value-type="float" office:value="7.5" calcext:value-type="float">
            <text:p>7.5</text:p>
          </table:table-cell>
          <table:table-cell table:style-name="ce17" table:number-columns-repeated="3"/>
          <table:table-cell table:style-name="ce17" office:value-type="string" calcext:value-type="string">
            <text:p>Continued encoding WALL2.xml (and gave up due to concerns about the quality of the article); emailed KT re: concerns about WALL2.xml.</text:p>
          </table:table-cell>
          <table:table-cell table:style-name="ce17"/>
          <table:table-cell table:style-name="ce9" table:number-columns-repeated="1014"/>
          <table:table-cell table:style-name="ce24"/>
        </table:table-row>
        <table:table-row table:style-name="ro19">
          <table:table-cell table:style-name="ce2" office:value-type="date" office:date-value="2016-06-01" calcext:value-type="date">
            <text:p>2016-06-0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1:00 &amp;11:30-16: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t with MDH re: introduction to Graves Diary project</text:p>
          </table:table-cell>
          <table:table-cell/>
          <table:table-cell office:value-type="string" calcext:value-type="string">
            <text:p>Cleaned up Asana tasks; began fact-checking MAPS1.xml; began writing XSLT for alphabetizing GLOSS1.xml.</text:p>
          </table:table-cell>
          <table:table-cell table:number-columns-repeated="1016"/>
        </table:table-row>
        <table:table-row table:style-name="ro20">
          <table:table-cell table:style-name="ce2" office:value-type="date" office:date-value="2016-06-02T16:52:37" calcext:value-type="date">
            <text:p>2016-06-02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0:30-17:00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Researched Robert Graves for Graves diary project.</text:p>
          </table:table-cell>
          <table:table-cell/>
          <table:table-cell office:value-type="string" calcext:value-type="string">
            <text:p>Continued writing XSLT for alphabetizing GLOSS1.xml; team meeting; updated worklog.</text:p>
          </table:table-cell>
          <table:table-cell table:number-columns-repeated="1016"/>
        </table:table-row>
        <table:table-row table:style-name="ro21">
          <table:table-cell table:style-name="ce2" office:value-type="date" office:date-value="2016-06-03" calcext:value-type="date">
            <text:p>2016-06-03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/>
          <table:table-cell office:value-type="string" calcext:value-type="string">
            <text:p>Finished writing XSLT for alphabetizing GLOSS1.xml.</text:p>
          </table:table-cell>
          <table:table-cell table:number-columns-repeated="1016"/>
        </table:table-row>
        <table:table-row table:style-name="ro22"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0:30 &amp; 13:30-17:0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Worked on missing or broken refs in Graves.</text:p>
          </table:table-cell>
          <table:table-cell/>
          <table:table-cell office:value-type="string" calcext:value-type="string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7" calcext:value-type="date">
            <text:p>2016-06-07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ed on missing or broken refs in Graves.</text:p>
          </table:table-cell>
          <table:table-cell/>
          <table:table-cell office:value-type="string" calcext:value-type="string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8" calcext:value-type="date">
            <text:p>2016-06-08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:30-12:30 &amp; 13:30-18:1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Worked on missing or broken refs in Graves.</text:p>
          </table:table-cell>
          <table:table-cell/>
          <table:table-cell office:value-type="string" calcext:value-type="string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number-columns-repeated="1016"/>
        </table:table-row>
        <table:table-row table:style-name="ro24">
          <table:table-cell table:style-name="ce2" office:value-type="date" office:date-value="2016-06-09" calcext:value-type="date">
            <text:p>2016-06-09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45-13:00 &amp; 14:00-17:4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ed on missing or broken refs in Graves.</text:p>
          </table:table-cell>
          <table:table-cell/>
          <table:table-cell office:value-type="string" calcext:value-type="string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number-columns-repeated="1016"/>
        </table:table-row>
        <table:table-row table:style-name="ro25">
          <table:table-cell table:style-name="ce2" office:value-type="date" office:date-value="2016-06-10" calcext:value-type="date">
            <text:p>2016-06-10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:15-13:00 &amp; 14:00-17:1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orked on missing or broken refs in Graves.</text:p>
          </table:table-cell>
          <table:table-cell/>
          <table:table-cell table:style-name="ce20" office:value-type="string" calcext:value-type="string">
            <text:p>Encoded link to agas_instructions.xml in the teaching.xml landing page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6-11" calcext:value-type="date">
            <text:p>2016-06-1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8:40-9:55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Worked on missing or broken refs in Graves.</text:p>
          </table:table-cell>
          <table:table-cell table:number-columns-repeated="1018"/>
        </table:table-row>
        <table:table-row table:style-name="ro25">
          <table:table-cell table:style-name="ce2" office:value-type="date" office:date-value="2016-06-13T16:52:49" calcext:value-type="date">
            <text:p>2016-06-1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9:00-13:00, 13:30-17:00, 19:45-20:1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ed on refs in Graves with an incorrect @type valu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14T17:01:58" calcext:value-type="date">
            <text:p>2016-06-14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45-12:00 &amp; 13:00-17:15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Worked on refs in Graves with an incorrect @type value;</text:p>
          </table:table-cell>
          <table:table-cell/>
          <table:table-cell table:style-name="ce20" office:value-type="string" calcext:value-type="string">
            <text:p>Met with JT and MDH re: use of &lt;hi&gt; and &lt;foreign&gt; in stow_1598.xml; began writing email to MoEML team about my time off.</text:p>
          </table:table-cell>
          <table:table-cell table:number-columns-repeated="1016"/>
        </table:table-row>
        <table:table-row table:style-name="ro22">
          <table:table-cell table:style-name="ce4" office:value-type="date" office:date-value="2016-06-15T16:39:05" calcext:value-type="date">
            <text:p>2016-06-15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30-17:00 &amp; 17:45-18:15</text:p>
          </table:table-cell>
          <table:table-cell table:style-name="ce9" office:value-type="float" office:value="8" calcext:value-type="float">
            <text:p>8</text:p>
          </table:table-cell>
          <table:table-cell table:style-name="ce17" office:value-type="string" calcext:value-type="string">
            <text:p>Transposed my MoEML work log for May 2016 and June 1-15 into this new Endings work log; met with JT and MDH re: setting up git repository.</text:p>
          </table:table-cell>
          <table:table-cell table:style-name="ce17" office:value-type="string" calcext:value-type="string">
            <text:p>Finished working on refs in Graves with an incorrect @type value; emailed EGW about progress in Graves.</text:p>
          </table:table-cell>
          <table:table-cell table:style-name="ce17"/>
          <table:table-cell table:style-name="ce17" office:value-type="string" calcext:value-type="string">
            <text:p>Emailed MoEML team about my work schedule for the end of June and July 2016; met with KT and JT re: workflow for PPP contributions.</text:p>
          </table:table-cell>
          <table:table-cell table:style-name="ce17"/>
          <table:table-cell table:style-name="ce9" table:number-columns-repeated="1014"/>
          <table:table-cell table:style-name="ce24"/>
        </table:table-row>
        <table:table-row table:style-name="ro21">
          <table:table-cell table:style-name="ce5" office:value-type="date" office:date-value="2016-06-16T13:37:28.999999" calcext:value-type="date">
            <text:p>2016-06-1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eived email reply from EGW.</text:p>
          </table:table-cell>
          <table:table-cell/>
          <table:table-cell office:value-type="string" calcext:value-type="string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17T08:30:45" calcext:value-type="date">
            <text:p>2016-06-17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8:00-10:00 &amp; 10:30-15: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elped JJ give MC a tour of the Agas map.</text:p>
          </table:table-cell>
          <table:table-cell office:value-type="string" calcext:value-type="string">
            <text:p>Replied to EGW's email.</text:p>
          </table:table-cell>
          <table:table-cell/>
          <table:table-cell office:value-type="string" calcext:value-type="string">
            <text:p>Continued encoding BEAR1.xml; reviewed recent emails related to the MoEML static build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6-18" calcext:value-type="date">
            <text:p>2016-06-18</text:p>
          </table:table-cell>
          <table:table-cell office:value-type="string" calcext:value-type="string">
            <text:p>Sat</text:p>
          </table:table-cell>
          <table:table-cell table:style-name="ce12" office:value-type="string" calcext:value-type="string">
            <text:p>11:30-12:0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Began adding index terms to encode_persons.xml; continued encoding BEAR1.xml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6-20" calcext:value-type="date">
            <text:p>2016-06-2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4:00 &amp; 14:30-18: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inished adding index terms to encode_persons.xml; began writing documentation on researching people; continued encoding BEAR1.xml.</text:p>
          </table:table-cell>
          <table:table-cell table:style-name="ce21"/>
          <table:table-cell table:style-name="ce10" table:number-columns-repeated="1014"/>
          <table:table-cell/>
        </table:table-row>
        <table:table-row table:style-name="ro26">
          <table:table-cell table:style-name="ce2" office:value-type="date" office:date-value="2016-06-21" calcext:value-type="date">
            <text:p>2016-06-21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9:45, 9:55-14:10, &amp; 21:45-22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21"/>
          <table:table-cell table:style-name="ce10" table:number-columns-repeated="1014"/>
          <table:table-cell/>
        </table:table-row>
        <table:table-row table:style-name="ro27">
          <table:table-cell table:style-name="ce2" office:value-type="date" office:date-value="2016-06-22" calcext:value-type="date">
            <text:p>2016-06-22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8:30-9:30, 10:00-11:00, 12:30-13:30, 14:00-15:00, 18:15-19:15, 20:30-23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21"/>
          <table:table-cell table:style-name="ce22" table:number-columns-repeated="1015"/>
        </table:table-row>
        <table:table-row table:style-name="ro28">
          <table:table-cell table:style-name="ce2" office:value-type="date" office:date-value="2016-06-23" calcext:value-type="date">
            <text:p>2016-06-2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mailed Colleen McClintock (MoEML contributor) a copy of the PERS Spreadhseet; continued encoding BEAR1.xml.</text:p>
          </table:table-cell>
          <table:table-cell table:number-columns-repeated="1016"/>
        </table:table-row>
        <table:table-row table:style-name="ro28">
          <table:table-cell table:style-name="ce2" office:value-type="date" office:date-value="2016-07-25" calcext:value-type="date">
            <text:p>2016-07-2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7:15-12:45 &amp; 12:55-13:55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Began fact check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7" calcext:value-type="date">
            <text:p>2016-06-27</text:p>
          </table:table-cell>
          <table:table-cell table:style-name="ce10" office:value-type="string" calcext:value-type="string">
            <text:p>Mon</text:p>
          </table:table-cell>
          <table:table-cell office:value-type="string" calcext:value-type="string">
            <text:p>10:10-10:55, 15:30-19:00, 21:15-23:30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8" calcext:value-type="date">
            <text:p>2016-06-2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50-10:15, 11:30-11:45, 12:25-12:40, 13:00-14:45, 16:50-18:35, 21:00-22:0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9">
          <table:table-cell table:style-name="ce5" office:value-type="date" office:date-value="2016-06-29T16:41:56" calcext:value-type="date">
            <text:p>2016-06-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ated Endings work log from my own records.</text:p>
          </table:table-cell>
          <table:table-cell table:number-columns-repeated="2"/>
          <table:table-cell office:value-type="string" calcext:value-type="string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number-columns-repeated="1016"/>
        </table:table-row>
        <table:table-row table:style-name="ro29">
          <table:table-cell table:style-name="ce4" office:value-type="date" office:date-value="2016-06-30" calcext:value-type="date">
            <text:p>2016-06-30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9:15-10:15, 10:45-12:00, 12:15-16:30, 17:20-18:20, 23:30-0:00</text:p>
          </table:table-cell>
          <table:table-cell table:style-name="ce9" office:value-type="float" office:value="8" calcext:value-type="float">
            <text:p>8</text:p>
          </table:table-cell>
          <table:table-cell table:style-name="ce17"/>
          <table:table-cell table:style-name="ce17" table:formula="of:=SUM([.D26:.D49])/25" office:value-type="float" office:value="6.56" calcext:value-type="float">
            <text:p>6.56</text:p>
          </table:table-cell>
          <table:table-cell table:style-name="ce17"/>
          <table:table-cell table:style-name="ce17" office:value-type="string" calcext:value-type="string">
            <text:p>Continued writing documentation for researching people in encode_persons.xml; continued fact-checking and copy-editing MAPS1.xml.</text:p>
          </table:table-cell>
          <table:table-cell table:style-name="ce17"/>
          <table:table-cell table:style-name="ce9" table:number-columns-repeated="1014"/>
          <table:table-cell table:style-name="ce24"/>
        </table:table-row>
        <table:table-row table:style-name="ro6">
          <table:table-cell table:style-name="ce5" office:value-type="date" office:date-value="2016-07-01" calcext:value-type="date">
            <text:p>2016-07-0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AT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30">
          <table:table-cell table:style-name="ce5" office:value-type="date" office:date-value="2016-07-04T17:01:44.000001" calcext:value-type="date">
            <text:p>2016-07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0:30 &amp; 11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number-columns-repeated="1016"/>
        </table:table-row>
        <table:table-row table:style-name="ro30">
          <table:table-cell table:style-name="ce5" office:value-type="date" office:date-value="2016-07-05" calcext:value-type="date">
            <text:p>2016-07-0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1:00 &amp; 11:3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6" calcext:value-type="date">
            <text:p>2016-07-06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:00-10:00 &amp; 11:00-17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encoding BEAR1.xml; continued preparing images (including descriptions) in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7" calcext:value-type="date">
            <text:p>2016-07-07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6:00-20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11" calcext:value-type="date">
            <text:p>2016-07-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10:00-11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31">
          <table:table-cell table:style-name="ce4" office:value-type="date" office:date-value="2016-07-14" calcext:value-type="date">
            <text:p>2016-07-14</text:p>
          </table:table-cell>
          <table:table-cell table:style-name="ce4" office:value-type="string" calcext:value-type="string">
            <text:p>Thurs</text:p>
          </table:table-cell>
          <table:table-cell table:style-name="ce9" office:value-type="string" calcext:value-type="string">
            <text:p>12:00-16:00</text:p>
          </table:table-cell>
          <table:table-cell table:style-name="ce9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Continued writing and encoding documentation in encode_persons.xml.</text:p>
          </table:table-cell>
          <table:table-cell table:style-name="ce17"/>
          <table:table-cell table:style-name="ce9" table:number-columns-repeated="1014"/>
          <table:table-cell table:style-name="ce24"/>
        </table:table-row>
        <table:table-row table:style-name="ro31">
          <table:table-cell table:style-name="ce5" office:value-type="date" office:date-value="2016-07-21" calcext:value-type="date">
            <text:p>2016-07-21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8:00-10:45 &amp; 14:50-19:0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Continued vetting and copy-editing MAPS1.xml (again).</text:p>
          </table:table-cell>
          <table:table-cell table:number-columns-repeated="1016"/>
        </table:table-row>
        <table:table-row table:style-name="ro32">
          <table:table-cell table:style-name="ce5" office:value-type="date" office:date-value="2016-07-22" calcext:value-type="date">
            <text:p>2016-07-2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:00-12:00 &amp; 12:30-16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07-23" calcext:value-type="date">
            <text:p>2016-07-2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8:00-11:00 &amp; 12:00-13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33">
          <table:table-cell table:style-name="ce5" office:value-type="date" office:date-value="2016-07-25T16:17:29" calcext:value-type="date">
            <text:p>2016-07-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5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number-columns-repeated="1016"/>
        </table:table-row>
        <table:table-row table:style-name="ro34">
          <table:table-cell table:style-name="ce5" office:value-type="date" office:date-value="2016-07-26T14:26:49" calcext:value-type="date">
            <text:p>2016-07-2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4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number-columns-repeated="1016"/>
        </table:table-row>
        <table:table-row table:style-name="ro35">
          <table:table-cell table:style-name="ce5" office:value-type="date" office:date-value="2016-07-27T16:55:16" calcext:value-type="date">
            <text:p>2016-07-27</text:p>
          </table:table-cell>
          <table:table-cell office:value-type="string" calcext:value-type="string">
            <text:p>Wed</text:p>
          </table:table-cell>
          <table:table-cell table:style-name="ce5" office:value-type="string" calcext:value-type="string">
            <text:p>9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Met with JJ re: vision for team page; helped JJ write FB post re: 10,000<text:span text:style-name="T1">th</text:span> revision; added Shannon Kelley as first author in BEAR1,xml; updated worklog and submitted timesheet; continued proofing MAPS1.xml; helped JJ clean out the MoEML office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8" calcext:value-type="date">
            <text:p>2016-07-28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0:30 &amp; 11:00-14:00 &amp; 14:30-16:4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t with JT re: RG vs. RG1 in references.xml</text:p>
          </table:table-cell>
          <table:table-cell/>
          <table:table-cell office:value-type="string" calcext:value-type="string">
            <text:p>Continued vetting and copy-editing MAPS1.xml; met with MDH re: issue with &lt;supplied&gt; tags with &lt;notes&gt; in &lt;date&gt;s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9T16:43:36" calcext:value-type="date">
            <text:p>2016-07-29</text:p>
          </table:table-cell>
          <table:table-cell office:value-type="string" calcext:value-type="string">
            <text:p>Fri</text:p>
          </table:table-cell>
          <table:table-cell table:style-name="ce13" office:value-type="string" calcext:value-type="string">
            <text:p>9:15-13:00 &amp; 13:15-16:30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office:value-type="string" calcext:value-type="string">
            <text:p>Met with JT re: his improvements to rendering in Graves project.</text:p>
          </table:table-cell>
          <table:table-cell/>
          <table:table-cell office:value-type="string" calcext:value-type="string">
            <text:p>Continued vetting and copy-editing MAPS1.xml; met with JJ briefly about how to handle early print surrogates in MAPS1.xml.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6-08-31" calcext:value-type="date">
            <text:p>2016-08-31</text:p>
          </table:table-cell>
          <table:table-cell table:style-name="ce9" office:value-type="string" calcext:value-type="string">
            <text:p>Sun</text:p>
          </table:table-cell>
          <table:table-cell table:style-name="ce14" office:value-type="string" calcext:value-type="string">
            <text:p>8:00-12:00</text:p>
          </table:table-cell>
          <table:table-cell table:style-name="ce9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Continued vetting and copy-editing MAPS1.xml.</text:p>
          </table:table-cell>
          <table:table-cell table:style-name="ce17"/>
          <table:table-cell table:style-name="ce9" table:number-columns-repeated="1014"/>
          <table:table-cell table:style-name="ce24"/>
        </table:table-row>
        <table:table-row table:style-name="ro6">
          <table:table-cell table:style-name="ce5" office:value-type="string" calcext:value-type="string">
            <text:p>2016-08—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AT</text:p>
          </table:table-cell>
          <table:table-cell table:formula="of:=SUM([.D51:.D65])/15" office:value-type="float" office:value="5.86666666666667" calcext:value-type="float">
            <text:p>5.8666666667</text:p>
          </table:table-cell>
          <table:table-cell table:number-columns-repeated="1020"/>
        </table:table-row>
        <table:table-row table:style-name="ro37">
          <table:table-cell table:style-name="ce5" office:value-type="date" office:date-value="2016-08-02" calcext:value-type="date">
            <text:p>2016-08-02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14:45, 14:58-15:08, 15:30-15:40, 15:50-16:05, 16:40-17:20, &amp; 17:35-17:5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vetting and copy-editing MAPS1.xml; continued writing documentation for encoding personography entries for modern contributors.</text:p>
          </table:table-cell>
          <table:table-cell table:number-columns-repeated="1016"/>
        </table:table-row>
        <table:table-row table:style-name="ro38">
          <table:table-cell table:style-name="ce5" office:value-type="date" office:date-value="2016-08-04T15:21:57.999999" calcext:value-type="date">
            <text:p>2016-08-0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vetting and copy-editing MAPS1.xml; met with KT re: consultant duties in the fall.</text:p>
          </table:table-cell>
          <table:table-cell table:number-columns-repeated="1016"/>
        </table:table-row>
        <table:table-row table:style-name="ro39">
          <table:table-cell table:style-name="ce5" office:value-type="date" office:date-value="2016-08-04T15:25:20" calcext:value-type="date">
            <text:p>2016-08-04</text:p>
          </table:table-cell>
          <table:table-cell office:value-type="string" calcext:value-type="string">
            <text:p>Thurs</text:p>
          </table:table-cell>
          <table:table-cell table:style-name="ce13"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0">
          <table:table-cell table:style-name="ce5" office:value-type="date" office:date-value="2016-08-08T09:09:23" calcext:value-type="date">
            <text:p>2016-08-08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2:00 &amp;12:30-16:3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Met with JT re: his improvements to JavaScript and CSS in Graves.</text:p>
          </table:table-cell>
          <table:table-cell/>
          <table:table-cell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0T11:33:03" calcext:value-type="date">
            <text:p>2016-08-1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4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vetting and copy-editing MAPS1.xml; helped JJ move ISE and MoEML office into HCMC.</text:p>
          </table:table-cell>
          <table:table-cell table:number-columns-repeated="1016"/>
        </table:table-row>
        <table:table-row table:style-name="ro41">
          <table:table-cell table:style-name="ce5" office:value-type="date" office:date-value="2016-08-10T11:34:20" calcext:value-type="date">
            <text:p>2016-08-10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00-16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2">
          <table:table-cell table:style-name="ce5" office:value-type="date" office:date-value="2016-08-10T11:35:00" calcext:value-type="date">
            <text:p>2016-08-10</text:p>
          </table:table-cell>
          <table:table-cell office:value-type="string" calcext:value-type="string">
            <text:p>Wed</text:p>
          </table:table-cell>
          <table:table-cell table:style-name="ce13" office:value-type="string" calcext:value-type="string">
            <text:p>10:45-15:00 &amp; 15:15-17: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2">
          <table:table-cell table:style-name="ce5" office:value-type="date" office:date-value="2016-08-11T16:28:33" calcext:value-type="date">
            <text:p>2016-08-11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45-13:00 &amp; 13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08-12T10:41:32" calcext:value-type="date">
            <text:p>2016-08-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45-12:00 &amp; 12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Prepared and submitted timesheets for Jul 16-31 and Aug 1-15; continued vetting and copy-editing MAPS1.xml.</text:p>
          </table:table-cell>
          <table:table-cell table:number-columns-repeated="1016"/>
        </table:table-row>
        <table:table-row table:style-name="ro43">
          <table:table-cell table:style-name="ce4" office:value-type="date" office:date-value="2016-08-15" calcext:value-type="date">
            <text:p>2016-08-15</text:p>
          </table:table-cell>
          <table:table-cell table:style-name="ce9" office:value-type="string" calcext:value-type="string">
            <text:p>Mon</text:p>
          </table:table-cell>
          <table:table-cell table:style-name="ce14" office:value-type="string" calcext:value-type="string">
            <text:p>09:00-16:30</text:p>
          </table:table-cell>
          <table:table-cell table:style-name="ce9" office:value-type="float" office:value="7.5" calcext:value-type="float">
            <text:p>7.5</text:p>
          </table:table-cell>
          <table:table-cell table:style-name="ce17" table:number-columns-repeated="3"/>
          <table:table-cell table:style-name="ce17" office:value-type="string" calcext:value-type="string">
            <text:p>Continued vetting and copy-editing MAPS1.xml.</text:p>
          </table:table-cell>
          <table:table-cell table:style-name="ce17"/>
          <table:table-cell table:style-name="ce9" table:number-columns-repeated="1014"/>
          <table:table-cell table:style-name="ce24"/>
        </table:table-row>
        <table:table-row table:style-name="ro6">
          <table:table-cell table:style-name="ce5" office:value-type="date" office:date-value="2016-08-16" calcext:value-type="date">
            <text:p>2016-08-1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7T16:19:49" calcext:value-type="date">
            <text:p>2016-08-17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vetting and copy-editing MAPS1.xml; copy-edited JJ's entry re: Mitacs in new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8" calcext:value-type="date">
            <text:p>2016-08-18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inished vetting and copy-editing MAPS1.xml; met with JJ re: Mitacs image guidelines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9" calcext:value-type="date">
            <text:p>2016-08-1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Last few revisions to MAPS1.xml content; began working on XSLT for MAPS1.xml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8-22" calcext:value-type="date">
            <text:p>2016-08-2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6:4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t with JJ re: questions about MAPS1.xml; continued working on XSLT for MAPS1,xml; met with JT re: questions about XSLT.</text:p>
          </table:table-cell>
          <table:table-cell table:number-columns-repeated="1016"/>
        </table:table-row>
        <table:table-row table:style-name="ro44">
          <table:table-cell table:style-name="ce5" office:value-type="date" office:date-value="2016-08-23T16:00:14" calcext:value-type="date">
            <text:p>2016-08-23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number-columns-repeated="1016"/>
        </table:table-row>
        <table:table-row table:style-name="ro43">
          <table:table-cell table:style-name="ce5" office:value-type="date" office:date-value="2016-08-24T17:13:07" calcext:value-type="date">
            <text:p>2016-08-2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45-13:30, 13:45-15:10, &amp; 16:20-17:15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26">
          <table:table-cell table:style-name="ce5" office:value-type="date" office:date-value="2016-08-25" calcext:value-type="date">
            <text:p>2016-08-25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45-2:00, 2:55-3:05,3:20-3:45, &amp; 4:00-6: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t with JT re: CSS design for Graves website.</text:p>
          </table:table-cell>
          <table:table-cell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45">
          <table:table-cell table:style-name="ce5" office:value-type="date" office:date-value="2016-08-26" calcext:value-type="date">
            <text:p>2016-08-26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00-12:45</text:p>
          </table:table-cell>
          <table:table-cell office:value-type="float" office:value="4.75" calcext:value-type="float">
            <text:p>4.75</text:p>
          </table:table-cell>
          <table:table-cell table:number-columns-repeated="3"/>
          <table:table-cell office:value-type="string" calcext:value-type="string">
            <text:p>Continued working on XSLT for MAPS1.xml database; worked on Millions of Words abstract with JJ; began adding maps from Strype to MAPS1.xml database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08-29" calcext:value-type="date">
            <text:p>2016-08-2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15-16:4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ttended Ending meeting.</text:p>
          </table:table-cell>
          <table:table-cell table:number-columns-repeated="2"/>
          <table:table-cell office:value-type="string" calcext:value-type="string">
            <text:p>Continued adding maps from Strype to MAPS1.xml database; worked on Millions of Words with JT.</text:p>
          </table:table-cell>
          <table:table-cell table:number-columns-repeated="1016"/>
        </table:table-row>
        <table:table-row table:style-name="ro25">
          <table:table-cell table:style-name="ce4" office:value-type="date" office:date-value="2016-08-30T16:36:42" calcext:value-type="date">
            <text:p>2016-08-30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3:30 &amp; 13:45-16:45</text:p>
          </table:table-cell>
          <table:table-cell table:style-name="ce9" office:value-type="float" office:value="8" calcext:value-type="float">
            <text:p>8</text:p>
          </table:table-cell>
          <table:table-cell table:style-name="ce17" table:number-columns-repeated="3"/>
          <table:table-cell table:style-name="ce17" office:value-type="string" calcext:value-type="string">
            <text:p>Finished adding maps from Strype to MAPS1.xml database.</text:p>
          </table:table-cell>
          <table:table-cell table:style-name="ce17"/>
          <table:table-cell table:style-name="ce9" table:number-columns-repeated="1014"/>
          <table:table-cell table:style-name="ce25"/>
        </table:table-row>
        <table:table-row table:style-name="ro6">
          <table:table-cell table:style-name="ce5" office:value-type="date" office:date-value="2016-09-05" calcext:value-type="date">
            <text:p>2016-09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AT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46">
          <table:table-cell table:style-name="ce4" office:value-type="date" office:date-value="2016-09-12" calcext:value-type="date">
            <text:p>2016-09-12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9:00-4:30</text:p>
          </table:table-cell>
          <table:table-cell table:style-name="ce9" office:value-type="float" office:value="7.5" calcext:value-type="float">
            <text:p>7.5</text:p>
          </table:table-cell>
          <table:table-cell table:style-name="ce17" table:number-columns-repeated="3"/>
          <table:table-cell table:style-name="ce17" office:value-type="string" calcext:value-type="string">
            <text:p>Designed template for MAPS1.xml database; continued working on XSLT for MAPS1.xml database.</text:p>
          </table:table-cell>
          <table:table-cell table:style-name="ce17"/>
          <table:table-cell table:style-name="ce9" table:number-columns-repeated="1014"/>
          <table:table-cell table:style-name="ce25"/>
        </table:table-row>
        <table:table-row table:style-name="ro6">
          <table:table-cell table:style-name="ce5" office:value-type="date" office:date-value="2016-09-16" calcext:value-type="date">
            <text:p>2016-09-16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00-10:45</text:p>
          </table:table-cell>
          <table:table-cell office:value-type="float" office:value="2.75" calcext:value-type="float">
            <text:p>2.75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10">
          <table:table-cell table:style-name="ce5" office:value-type="date" office:date-value="2016-09-17" calcext:value-type="date">
            <text:p>2016-09-17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10:00-12:3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Added KAET1 to team.xml; edited KAET1 entry in PERS1.xml; changed photo for LAND2 in team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9-19" calcext:value-type="date">
            <text:p>2016-09-1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7:30-9:0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9-20" calcext:value-type="date">
            <text:p>2016-09-20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30-9:0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9-21" calcext:value-type="date">
            <text:p>2016-09-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7:30-9:0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9-22" calcext:value-type="date">
            <text:p>2016-09-22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15-9:00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9-23" calcext:value-type="date">
            <text:p>2016-09-23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9:0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37">
          <table:table-cell table:style-name="ce5" office:value-type="date" office:date-value="2016-09-26" calcext:value-type="date">
            <text:p>2016-09-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/a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Extra hours logged here to correct error on previous spreadsheet (approved by JJ and KT).</text:p>
          </table:table-cell>
          <table:table-cell table:number-columns-repeated="1019"/>
        </table:table-row>
        <table:table-row table:style-name="ro6">
          <table:table-cell table:style-name="ce5" office:value-type="date" office:date-value="2016-09-28" calcext:value-type="date">
            <text:p>2016-09-28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00-9:3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47">
          <table:table-cell table:style-name="ce5" office:value-type="date" office:date-value="2016-09-29" calcext:value-type="date">
            <text:p>2016-09-29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00-9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bmited timesheet to MDH; continued working on XSLT for MAPS1.xml database.</text:p>
          </table:table-cell>
          <table:table-cell table:number-columns-repeated="1016"/>
        </table:table-row>
        <table:table-row table:style-name="ro48">
          <table:table-cell table:style-name="ce4" office:value-type="date" office:date-value="2016-09-30" calcext:value-type="date">
            <text:p>2016-09-3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0:00</text:p>
          </table:table-cell>
          <table:table-cell table:style-name="ce9" office:value-type="float" office:value="1.5" calcext:value-type="float">
            <text:p>1.5</text:p>
          </table:table-cell>
          <table:table-cell table:style-name="ce17" table:number-columns-repeated="3"/>
          <table:table-cell table:style-name="ce17" office:value-type="string" calcext:value-type="string">
            <text:p>Updated Endings worklog; continued working on XSLT for MAPS1.xml database.</text:p>
          </table:table-cell>
          <table:table-cell table:style-name="ce17"/>
          <table:table-cell table:style-name="ce9" table:number-columns-repeated="1014"/>
          <table:table-cell table:style-name="ce25"/>
        </table:table-row>
        <table:table-row table:style-name="ro6">
          <table:table-cell table:style-name="ce5" office:value-type="date" office:date-value="2016-10-04" calcext:value-type="date">
            <text:p>2016-10-04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13:30-14: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10-08" calcext:value-type="date">
            <text:p>2016-10-08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16:00-19: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10-12" calcext:value-type="date">
            <text:p>2016-10-12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00-9:00 &amp; 16:00-18:3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10-13" calcext:value-type="date">
            <text:p>2016-10-1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0:00-12: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nually edited XML in MAPS1.xml; continued working on XSLT for MAPS1.xml database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10-14" calcext:value-type="date">
            <text:p>2016-10-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12:00-14:3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6">
          <table:table-cell table:style-name="ce4" office:value-type="date" office:date-value="2016-10-15" calcext:value-type="date">
            <text:p>2016-10-15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10:00-12:00 &amp; 14:00-15:00</text:p>
          </table:table-cell>
          <table:table-cell table:style-name="ce9" office:value-type="float" office:value="3" calcext:value-type="float">
            <text:p>3</text:p>
          </table:table-cell>
          <table:table-cell table:style-name="ce17" table:number-columns-repeated="3"/>
          <table:table-cell table:style-name="ce18" office:value-type="string" calcext:value-type="string">
            <text:p>Continued working on XSLT for MAPS1.xml database.</text:p>
          </table:table-cell>
          <table:table-cell table:style-name="ce17"/>
          <table:table-cell table:style-name="ce9" table:number-columns-repeated="1014"/>
          <table:table-cell table:style-name="ce25"/>
        </table:table-row>
        <table:table-row table:style-name="ro6">
          <table:table-cell table:style-name="ce5" office:value-type="date" office:date-value="2016-10-17" calcext:value-type="date">
            <text:p>2016-10-1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15:00-1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ings fall meeting.</text:p>
          </table:table-cell>
          <table:table-cell table:number-columns-repeated="2"/>
          <table:table-cell office:value-type="string" calcext:value-type="string">
            <text:p>MoEML team meeting.</text:p>
          </table:table-cell>
          <table:table-cell table:number-columns-repeated="1016"/>
        </table:table-row>
        <table:table-row table:style-name="ro49">
          <table:table-cell table:style-name="ce5" office:value-type="date" office:date-value="2016-10-18" calcext:value-type="date">
            <text:p>2016-10-1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00-8:30`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Continued working on XSLT for MAPS1.xml database; updated Endings worklog.</text:p>
          </table:table-cell>
          <table:table-cell table:number-columns-repeated="1016"/>
        </table:table-row>
        <table:table-row table:style-name="ro50">
          <table:table-cell table:style-name="ce5" office:value-type="date" office:date-value="2016-10-21" calcext:value-type="date">
            <text:p>2016-10-2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10:30-11:00 &amp; 17:00-18:0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Continued working on XSLT for MAPS1.xml database; emailed JJ, KT, and JT re: progress on MAPS1.xml database and follow-up to LBTD stationers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10-22" calcext:value-type="date">
            <text:p>2016-10-2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:30-11:00 &amp; 17:00-17: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et with JT re: issue in MAPS1.xml XSLT.</text:p>
          </table:table-cell>
          <table:table-cell table:number-columns-repeated="1016"/>
        </table:table-row>
        <table:table-row table:style-name="ro51">
          <table:table-cell table:style-name="ce5" office:value-type="date" office:date-value="2016-10-23" calcext:value-type="date">
            <text:p>2016-10-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9:00-10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xed issue with KAET1 bio in PERS1.xml (turns out the entire PERS1.xml file was out of date on eXist)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10-24" calcext:value-type="date">
            <text:p>2016-10-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10-9: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working on XSLT for MAPS1.xml database.</text:p>
          </table:table-cell>
          <table:table-cell table:number-columns-repeated="1016"/>
        </table:table-row>
        <table:table-row table:style-name="ro52">
          <table:table-cell table:style-name="ce6" office:value-type="date" office:date-value="2016-10-31" calcext:value-type="date">
            <text:p>2016-10-31</text:p>
          </table:table-cell>
          <table:table-cell table:style-name="ce11" office:value-type="string" calcext:value-type="string">
            <text:p>Mon</text:p>
          </table:table-cell>
          <table:table-cell table:style-name="ce11" office:value-type="string" calcext:value-type="string">
            <text:p>`13:30-14:30</text:p>
          </table:table-cell>
          <table:table-cell table:style-name="ce11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Updated Endings worklog; continued working on XSLT for MAPS1.xml database.</text:p>
          </table:table-cell>
          <table:table-cell table:style-name="ce18"/>
          <table:table-cell table:style-name="ce11" table:number-columns-repeated="1014"/>
          <table:table-cell table:style-name="ce26"/>
        </table:table-row>
        <table:table-row table:style-name="ro6" table:number-rows-repeated="4">
          <table:table-cell table:number-columns-repeated="1024"/>
        </table:table-row>
        <table:table-row table:style-name="ro53">
          <table:table-cell table:number-columns-repeated="1024"/>
        </table:table-row>
        <table:table-row table:style-name="ro54">
          <table:table-cell table:number-columns-repeated="2"/>
          <table:table-cell table:style-name="ce11"/>
          <table:table-cell table:number-columns-repeated="1021"/>
        </table:table-row>
        <table:table-row table:style-name="ro53">
          <table:table-cell table:number-columns-repeated="1024"/>
        </table:table-row>
        <table:table-row table:style-name="ro55" table:number-rows-repeated="1048455">
          <table:table-cell table:number-columns-repeated="1024"/>
        </table:table-row>
        <table:table-row table:style-name="ro5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09">
      <number:hours/>
      <number:text>:</number:text>
      <number:minutes number:style="long"/>
    </number:time-style>
    <number:currency-style style:name="N10109" number:language="en" number:country="CA">
      <number:currency-symbol number:language="en" number:country="CA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Tye Landels</meta:initial-creator>
    <meta:creation-date>2016-05-18T12:21:57Z</meta:creation-date>
    <dc:date>2016-11-02T08:35:06.932908429</dc:date>
    <meta:editing-cycles>70</meta:editing-cycles>
    <meta:editing-duration>PT12H55M25S</meta:editing-duration>
    <meta:document-statistic meta:table-count="1" meta:cell-count="588" meta:object-count="0"/>
  </office:meta>
</office:document-meta>
</file>